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11 6 4 2 2 2 2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1" style:master-page-name="MP0" style:family="paragraph">
      <style:paragraph-properties fo:break-before="page"/>
      <style:text-properties fo:font-size="20pt" style:font-size-asian="20pt" style:font-size-complex="20pt"/>
    </style:style>
    <style:style style:name="P2" style:parent-style-name="Subtitle" style:family="paragraph">
      <style:paragraph-properties fo:text-align="start"/>
    </style:style>
    <style:style style:name="P3" style:parent-style-name="Standard" style:family="paragraph">
      <style:paragraph-properties>
        <style:tab-stops>
          <style:tab-stop style:type="right" style:position="6.925in"/>
        </style:tab-stops>
      </style:paragraph-properties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style="italic" style:font-style-asian="italic" style:font-style-complex="italic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ableColumn14" style:family="table-column">
      <style:table-column-properties style:column-width="5.3152in" style:use-optimal-column-width="false"/>
    </style:style>
    <style:style style:name="TableColumn15" style:family="table-column">
      <style:table-column-properties style:column-width="1.6097in" style:use-optimal-column-width="false"/>
    </style:style>
    <style:style style:name="Table13" style:family="table">
      <style:table-properties style:width="6.925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none" style:writing-mode="lr-tb" fo:padding-top="0.0381in" fo:padding-left="0.0381in" fo:padding-bottom="0.0381in" fo:padding-right="0.0381in"/>
    </style:style>
    <style:style style:name="P18" style:parent-style-name="Standard" style:family="paragraph">
      <style:paragraph-properties fo:text-align="justify"/>
    </style:style>
    <style:style style:name="T19" style:parent-style-name="DefaultParagraphFont" style:family="text">
      <style:text-properties fo:background-color="#40E0D0"/>
    </style:style>
    <style:style style:name="T20" style:parent-style-name="DefaultParagraphFont" style:family="text">
      <style:text-properties fo:background-color="#40E0D0"/>
    </style:style>
    <style:style style:name="T21" style:parent-style-name="DefaultParagraphFont" style:family="text">
      <style:text-properties fo:background-color="#40E0D0"/>
    </style:style>
    <style:style style:name="P22" style:parent-style-name="Standard" style:family="paragraph">
      <style:paragraph-properties fo:text-align="justify"/>
    </style:style>
    <style:style style:name="TableCell23" style:family="table-cell">
      <style:table-cell-properties fo:border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en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ableColumn27" style:family="table-column">
      <style:table-column-properties style:column-width="5.3152in" style:use-optimal-column-width="false"/>
    </style:style>
    <style:style style:name="TableColumn28" style:family="table-column">
      <style:table-column-properties style:column-width="1.6097in" style:use-optimal-column-width="false"/>
    </style:style>
    <style:style style:name="Table26" style:family="table">
      <style:table-properties style:width="6.925in" fo:margin-left="0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none" style:writing-mode="lr-tb" fo:padding-top="0.0381in" fo:padding-left="0.0381in" fo:padding-bottom="0.0381in" fo:padding-right="0.0381in"/>
    </style:style>
    <style:style style:name="P31" style:parent-style-name="Standard" style:family="paragraph">
      <style:paragraph-properties fo:text-align="justify"/>
    </style:style>
    <style:style style:name="T32" style:parent-style-name="DefaultParagraphFont" style:family="text">
      <style:text-properties fo:font-style="italic" style:font-style-asian="italic" style:font-style-complex="italic"/>
    </style:style>
    <style:style style:name="T33" style:parent-style-name="DefaultParagraphFont" style:family="text">
      <style:text-properties fo:font-style="italic" style:font-style-asian="italic" style:font-style-complex="italic"/>
    </style:style>
    <style:style style:name="P34" style:parent-style-name="Standard" style:family="paragraph">
      <style:paragraph-properties fo:text-align="justify"/>
    </style:style>
    <style:style style:name="T35" style:parent-style-name="DefaultParagraphFont" style:family="text">
      <style:text-properties fo:font-style="italic" style:font-style-asian="italic" style:font-style-complex="italic"/>
    </style:style>
    <style:style style:name="P36" style:parent-style-name="Standard" style:family="paragraph">
      <style:paragraph-properties fo:text-align="justify"/>
    </style:style>
    <style:style style:name="TableCell37" style:family="table-cell">
      <style:table-cell-properties fo:border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end"/>
    </style:style>
    <style:style style:name="P39" style:parent-style-name="TableContents" style:family="paragraph">
      <style:paragraph-properties fo:text-align="end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TableCell42" style:family="table-cell">
      <style:table-cell-properties fo:border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end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justify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end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justify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end"/>
    </style:style>
    <style:style style:name="T55" style:parent-style-name="DefaultParagraphFont" style:family="text">
      <style:text-properties fo:font-size="8pt" style:font-size-asian="8pt" style:font-size-complex="8pt"/>
    </style:style>
    <style:style style:name="T56" style:parent-style-name="DefaultParagraphFont" style:family="text">
      <style:text-properties fo:font-size="8pt" style:font-size-asian="8pt" style:font-size-complex="8pt"/>
    </style:style>
    <style:style style:name="T57" style:parent-style-name="DefaultParagraphFont" style:family="text">
      <style:text-properties fo:font-size="8pt" style:font-size-asian="8pt" style:font-size-complex="8pt"/>
    </style:style>
    <style:style style:name="P58" style:parent-style-name="Standard" style:family="paragraph">
      <style:text-properties fo:font-weight="bold" style:font-weight-asian="bold" style:font-weight-complex="bold"/>
    </style:style>
    <style:style style:name="TableColumn60" style:family="table-column">
      <style:table-column-properties style:column-width="5.3152in" style:use-optimal-column-width="false"/>
    </style:style>
    <style:style style:name="TableColumn61" style:family="table-column">
      <style:table-column-properties style:column-width="1.6097in" style:use-optimal-column-width="false"/>
    </style:style>
    <style:style style:name="Table59" style:family="table">
      <style:table-properties style:width="6.925in" fo:margin-left="0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Standard" style:family="paragraph">
      <style:paragraph-properties fo:text-align="justify"/>
    </style:style>
    <style:style style:name="T65" style:parent-style-name="DefaultParagraphFont" style:family="text">
      <style:text-properties fo:font-style="italic" style:font-style-asian="italic" style:font-style-complex="italic"/>
    </style:style>
    <style:style style:name="TableCell66" style:family="table-cell">
      <style:table-cell-properties fo:border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end"/>
    </style:style>
    <style:style style:name="P68" style:parent-style-name="Standard" style:family="paragraph">
      <style:text-properties fo:font-weight="bold" style:font-weight-asian="bold" style:font-weight-complex="bold"/>
    </style:style>
    <style:style style:name="TableColumn70" style:family="table-column">
      <style:table-column-properties style:column-width="5.3152in" style:use-optimal-column-width="false"/>
    </style:style>
    <style:style style:name="TableColumn71" style:family="table-column">
      <style:table-column-properties style:column-width="1.6097in" style:use-optimal-column-width="false"/>
    </style:style>
    <style:style style:name="Table69" style:family="table">
      <style:table-properties style:width="6.925in" fo:margin-left="0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P74" style:parent-style-name="Standard" style:family="paragraph">
      <style:paragraph-properties fo:text-align="justify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end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/>
    <style:style style:name="T80" style:parent-style-name="DefaultParagraphFont" style:family="text">
      <style:text-properties fo:background-color="#40E0D0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end"/>
    </style:style>
    <style:style style:name="TableRow83" style:family="table-row">
      <style:table-row-properties style:min-row-height="0.443in" style:use-optimal-row-height="false"/>
    </style:style>
    <style:style style:name="TableCell84" style:family="table-cell">
      <style:table-cell-properties fo:border="none" style:writing-mode="lr-tb" fo:padding-top="0.0381in" fo:padding-left="0.0381in" fo:padding-bottom="0.0381in" fo:padding-right="0.0381in"/>
    </style:style>
    <style:style style:name="P85" style:parent-style-name="Standard" style:family="paragraph"/>
    <style:style style:name="T86" style:parent-style-name="DefaultParagraphFont" style:family="text">
      <style:text-properties fo:background-color="#00FFFF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end"/>
    </style:style>
    <style:style style:name="T89" style:parent-style-name="DefaultParagraphFont" style:family="text">
      <style:text-properties fo:font-weight="bold" style:font-weight-asian="bold" style:font-weight-complex="bold"/>
    </style:style>
    <style:style style:name="T90" style:parent-style-name="DefaultParagraphFont" style:family="text">
      <style:text-properties fo:font-style="italic" style:font-style-asian="italic" style:font-style-complex="italic"/>
    </style:style>
    <style:style style:name="T91" style:parent-style-name="DefaultParagraphFont" style:family="text">
      <style:text-properties fo:font-style="italic" style:font-style-asian="italic" style:font-style-complex="italic"/>
    </style:style>
    <style:style style:name="T92" style:parent-style-name="DefaultParagraphFont" style:family="text">
      <style:text-properties fo:font-weight="bold" style:font-weight-asian="bold" style:font-weight-complex="bold"/>
    </style:style>
    <style:style style:name="P93" style:parent-style-name="TableContents" style:family="paragraph">
      <style:paragraph-properties fo:text-align="end"/>
    </style:style>
    <style:style style:name="P94" style:parent-style-name="TableContents" style:family="paragraph">
      <style:paragraph-properties fo:text-align="end"/>
    </style:style>
    <style:style style:name="P95" style:parent-style-name="TableContents" style:family="paragraph">
      <style:paragraph-properties fo:text-align="end"/>
    </style:style>
    <style:style style:name="P96" style:parent-style-name="TableContents" style:family="paragraph">
      <style:paragraph-properties fo:text-align="end"/>
    </style:style>
  </office:automatic-styles>
  <office:body>
    <office:text text:use-soft-page-breaks="true">
      <text:h text:style-name="P1" text:outline-level="1"><text:bookmark-start text:name="contentHeader"/><text:bookmark-start text:name="contentHeaderText"/><text:bookmark-end text:name="contentHeader"/><text:bookmark-end text:name="contentHeaderText"/>5G00DM05-3009/3010 Full Stack Web Development</text:h>
      <text:p text:style-name="P2">Exercise 1, Part 1</text:p>
      <text:p text:style-name="Standard">deadline: September 10, 2025, 23:59 EEST</text:p>
      <text:p text:style-name="Standard"/>
      <text:p text:style-name="Standard">Follow the instructions. The XP column on the right-hand side is for the teacher or other evaluator – do not fill that by yourself. Deviations from following the instructions lead to XP reductions.</text:p>
      <text:p text:style-name="Standard"/>
      <text:p text:style-name="P3"><text:span text:style-name="T4">a)</text:span><text:span text:style-name="T5"><text:tab/></text:span><text:span text:style-name="T6">Do not fill this column</text:span><text:span text:style-name="T7"><text:tab/></text:span><text:span text:style-name="T8"><text:tab/></text:span><text:span text:style-name="T9"><text:tab/></text:span><text:span text:style-name="T10"><text:tab/></text:span><text:span text:style-name="T11"><text:tab/></text:span><text:span text:style-name="T12"><text:tab/>Do <text:s/></text:span></text:p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Make sure you have a suitable development environment ready. Basically, this means that you have at least a working Node.js v22.18.0 installation and some text/code editor or IDE that can be used to write code. Also, you should be able to work with Git. When done, mark "X" in these brackets here:<text:s/><text:span text:style-name="T19">[</text:span><text:span text:style-name="T20">X</text:span><text:span text:style-name="T21">]</text:span></text:p>
            <text:p text:style-name="P22">(If you do, it is expected that you really have a working environment.)</text:p>
          </table:table-cell>
          <table:table-cell table:style-name="TableCell23">
            <text:p text:style-name="P24">/1 XP</text:p>
          </table:table-cell>
        </table:table-row>
      </table:table>
      <text:p text:style-name="Standard"/>
      <text:p text:style-name="Standard"/>
      <text:p text:style-name="Standard"><text:span text:style-name="T25">b)</text:span></text:p>
      <table:table table:style-name="Table26">
        <table:table-columns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– Write a simple HTML file,<text:s/><text:span text:style-name="T32">index.html</text:span>, and a simple CSS file,<text:s/><text:span text:style-name="T33">styles.css</text:span>, so that together they result to a web page.</text:p>
            <text:list text:style-name="LFO1" text:continue-numbering="true">
              <text:list-item>
                <text:p text:style-name="P34">The page should work, if the files are in the same directory, and<text:s/><text:span text:style-name="T35">index.html</text:span><text:s/>is opened with a web browser. Both files must be used and with these exact names. The CSS file should actually visibly affect the style.</text:p>
              </text:list-item>
              <text:list-item>
                <text:p text:style-name="P36">The content of the page should be your expectations/wishes concerning this course.</text:p>
              </text:list-item>
            </text:list>
          </table:table-cell>
          <table:table-cell table:style-name="TableCell37">
            <text:p text:style-name="P38">/1 XP</text:p>
            <text:p text:style-name="P39"/>
          </table:table-cell>
        </table:table-row>
        <table:table-row table:style-name="TableRow40">
          <table:table-cell table:style-name="TableCell41">
            <text:p text:style-name="Standard">– Using media queries (<text:a xlink:href="https://www.w3schools.com/css/css_rwd_mediaqueries.asp" office:target-frame-name="_top" xlink:show="replace">https://www.w3schools.com/css/css_rwd_mediaqueries.asp</text:a>), make the layout change visibly and reasonably, when the width goes below 720 px. At this point, at least</text:p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list text:style-name="LFO2" text:continue-numbering="true">
              <text:list-item>
                <text:p text:style-name="P46">some visible elements (more than one) must be rearranged from a single horizontal row to be shown vertically as a single column – they must<text:s/><text:span text:style-name="T47">always</text:span><text:s/>form either a single column or a single row¤ – and</text:p>
              </text:list-item>
            </text:list>
          </table:table-cell>
          <table:table-cell table:style-name="TableCell48">
            <text:p text:style-name="P49">/1 XP</text:p>
          </table:table-cell>
        </table:table-row>
        <table:table-row table:style-name="TableRow50">
          <table:table-cell table:style-name="TableCell51">
            <text:list text:style-name="LFO2" text:continue-numbering="true">
              <text:list-item>
                <text:p text:style-name="P52">some elements should be noticeably hidden (either completely or behind, e.g., a burger menu). It should be easy to spot the change.</text:p>
              </text:list-item>
            </text:list>
          </table:table-cell>
          <table:table-cell table:style-name="TableCell53">
            <text:p text:style-name="P54">/1 XP</text:p>
          </table:table-cell>
        </table:table-row>
      </table:table>
      <text:p text:style-name="Standard"><text:span text:style-name="T55">¤ You may want to consult, e.g.,<text:s/></text:span><text:a xlink:href="https://www.w3schools.com/css/css3_flexbox.asp" office:target-frame-name="_top" xlink:show="replace"><text:span text:style-name="T56">https://www.w3schools.com/css/css3_flexbox.asp</text:span></text:a><text:span text:style-name="T57">.</text:span></text:p>
      <text:p text:style-name="Standard"/>
      <text:p text:style-name="P58">c)</text:p>
      <table:table table:style-name="Table59">
        <table:table-columns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>Familiarize yourself with Scalable Vector Graphics. (See, e.g.,<text:s/><text:a xlink:href="https://developer.mozilla.org/en-US/docs/Web/SVG/Tutorial" office:target-frame-name="_top" xlink:show="replace">https://developer.mozilla.org/en-US/docs/Web/SVG/Tutorial</text:a>.) Create an SVG picture of an airplane – the picture may be simple, but one should be able to recognize it as a depiction of an airplane). Add the airplane to be shown on the web page created in b). Do not create a new file for this, but add content directly into<text:s/><text:span text:style-name="T65">index.html</text:span>.</text:p>
          </table:table-cell>
          <table:table-cell table:style-name="TableCell66">
            <text:p text:style-name="P67">/1 XP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8">d)</text:p>
      <table:table table:style-name="Table69">
        <table:table-columns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P74">Familiarize yourself with basic features (on a general level) of some (more or less popular) frontend development libraries/frameworks. Feel free to find information wherever you can! (You may want to see, e.g., official sites of the libraries/frameworks, comparison articles, or some video material on contemporary tools of frontend development.)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list text:style-name="LFO3" text:continue-numbering="true">
              <text:list-item>
                <text:p text:style-name="P79">List here two of the libraries/frameworks you are most interested in:<text:s/><text:span text:style-name="T80">React, Angular</text:span></text:p>
              </text:list-item>
            </text:list>
          </table:table-cell>
          <table:table-cell table:style-name="TableCell81">
            <text:p text:style-name="P82">/0.5 XP</text:p>
          </table:table-cell>
        </table:table-row>
        <table:table-row table:style-name="TableRow83">
          <table:table-cell table:style-name="TableCell84">
            <text:list text:style-name="LFO3" text:continue-numbering="true">
              <text:list-item>
                <text:p text:style-name="P85">Why do you find particularly these two interesting?<text:s/><text:span text:style-name="T86">They are popular and discovered highly used in the industry. One of my university friends who is currently working as a major software company in Sri Lanka, their company using mainly angular for frontend. I discovered this from a conversation with him a while ago. There are lot of YouTube videos about React , I have seen, so interested to learn why it's so special and learn to use it for my projects as well.</text:span></text:p>
              </text:list-item>
            </text:list>
          </table:table-cell>
          <table:table-cell table:style-name="TableCell87">
            <text:p text:style-name="P88">/0.5 XP</text:p>
          </table:table-cell>
        </table:table-row>
      </table:table>
      <text:p text:style-name="Standard"/>
      <text:p text:style-name="Standard"/>
      <text:p text:style-name="Standard"/>
      <text:p text:style-name="Heading">Submission</text:p>
      <text:p text:style-name="Standard">When ready, save and submit<text:s/><text:span text:style-name="T89">this file</text:span><text:s/>(still in odt format) along with the<text:s/><text:span text:style-name="T90">index.html</text:span><text:s/>and<text:s/><text:span text:style-name="T91">styles.css</text:span><text:s/>files in the Moodle submission area. This time, the files should be added<text:s/><text:span text:style-name="T92">separately</text:span><text:s/>(not, e.g., bundled into a .zip file). Remember that the submission must happen successfully before the deadline. (Avoid last-minute submissions – there may be, e.g., some network problems just then...)</text:p>
      <text:p text:style-name="Standard"/>
      <text:p text:style-name="Standard"><text:tab/><text:tab/><text:tab/><text:tab/><text:tab/><text:tab/><text:tab/><text:tab/>/1 XP</text:p>
      <text:p text:style-name="P93"/>
      <text:p text:style-name="P94">____________</text:p>
      <text:p text:style-name="P95"/>
      <text:p text:style-name="P96">Totally: /7 XP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11 6 4 2 2 2 2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style:font-name-asian="NSimSun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DefaultDrawingStyle" style:display-name="Default Drawing Style" style:family="paragraph">
      <style:paragraph-properties style:line-height-at-least="0.1388in"/>
      <style:text-properties style:font-name="Lucida Sans" style:font-name-asian="Tahoma" style:font-name-complex="Liberation Sans" style:use-window-font-color="true" fo:font-size="18pt" style:font-size-asian="18pt" fo:hyphenate="false"/>
    </style:style>
    <style:style style:name="Objectwithoutfill" style:display-name="Object without fill" style:family="paragraph" style:parent-style-name="DefaultDrawingStyle">
      <style:text-properties style:font-name-asian="Lucida Sans" style:font-name-complex="Lucida Sans" fo:hyphenate="false"/>
    </style:style>
    <style:style style:name="Objectwithnofillandnoline" style:display-name="Object with no fill and no line" style:family="paragraph" style:parent-style-name="DefaultDrawingStyle">
      <style:text-properties style:font-name-asian="Lucida Sans" style:font-name-complex="Lucida Sans" fo:hyphenate="false"/>
    </style:style>
    <style:style style:name="A4" style:display-name="A4" style:family="paragraph">
      <style:text-properties style:font-name-asian="Tahoma" style:font-name-complex="Liberation Sans" fo:font-size="18pt" style:font-size-asian="18pt" fo:hyphenate="false"/>
    </style:style>
    <style:style style:name="TitleA4" style:display-name="Title A4" style:family="paragraph" style:parent-style-name="A4">
      <style:text-properties fo:font-size="44pt" style:font-size-asian="44pt" fo:hyphenate="false"/>
    </style:style>
    <style:style style:name="HeadingA4" style:display-name="Heading A4" style:family="paragraph" style:parent-style-name="A4">
      <style:text-properties fo:font-size="24pt" style:font-size-asian="24pt" fo:hyphenate="false"/>
    </style:style>
    <style:style style:name="TextA4" style:display-name="Text A4" style:family="paragraph" style:parent-style-name="A4">
      <style:text-properties fo:hyphenate="false"/>
    </style:style>
    <style:style style:name="A0" style:display-name="A0" style:family="paragraph">
      <style:text-properties style:font-name-asian="Tahoma" style:font-name-complex="Liberation Sans" fo:font-size="48pt" style:font-size-asian="48pt" fo:hyphenate="false"/>
    </style:style>
    <style:style style:name="TitleA0" style:display-name="Title A0" style:family="paragraph" style:parent-style-name="A4">
      <style:text-properties fo:font-size="96pt" style:font-size-asian="96pt" fo:hyphenate="false"/>
    </style:style>
    <style:style style:name="HeadingA0" style:display-name="Heading A0" style:family="paragraph" style:parent-style-name="A4">
      <style:text-properties fo:font-size="72pt" style:font-size-asian="72pt" fo:hyphenate="false"/>
    </style:style>
    <style:style style:name="TextA0" style:display-name="Text A0" style:family="paragraph" style:parent-style-name="A4">
      <style:text-properties fo:hyphenate="false"/>
    </style:style>
    <style:style style:name="Graphic" style:display-name="Graphic" style:family="paragraph">
      <style:text-properties style:font-name="Liberation Sans" style:font-name-asian="Tahoma" style:font-name-complex="Liberation Sans" fo:font-size="18pt" style:font-size-asian="18pt" fo:hyphenate="false"/>
    </style:style>
    <style:style style:name="Shapes" style:display-name="Shapes" style:family="paragraph" style:parent-style-name="Graphic">
      <style:text-properties style:font-name-asian="Liberation Sans" fo:font-weight="bold" style:font-weight-asian="bold" fo:font-size="14pt" style:font-size-asian="14pt" fo:hyphenate="false"/>
    </style:style>
    <style:style style:name="Filled" style:display-name="Filled" style:family="paragraph" style:parent-style-name="Shapes">
      <style:text-properties fo:hyphenate="false"/>
    </style:style>
    <style:style style:name="FilledBlue" style:display-name="Filled Blue" style:family="paragraph" style:parent-style-name="Filled">
      <style:text-properties fo:color="#FFFFFF" fo:hyphenate="false"/>
    </style:style>
    <style:style style:name="FilledGreen" style:display-name="Filled Green" style:family="paragraph" style:parent-style-name="Filled">
      <style:text-properties fo:color="#FFFFFF" fo:hyphenate="false"/>
    </style:style>
    <style:style style:name="FilledRed" style:display-name="Filled Red" style:family="paragraph" style:parent-style-name="Filled">
      <style:text-properties fo:color="#FFFFFF" fo:hyphenate="false"/>
    </style:style>
    <style:style style:name="FilledYellow" style:display-name="Filled Yellow" style:family="paragraph" style:parent-style-name="Filled">
      <style:text-properties fo:color="#FFFFFF" fo:hyphenate="false"/>
    </style:style>
    <style:style style:name="Outlined" style:display-name="Outlined" style:family="paragraph" style:parent-style-name="Shapes">
      <style:text-properties fo:hyphenate="false"/>
    </style:style>
    <style:style style:name="OutlinedBlue" style:display-name="Outlined Blue" style:family="paragraph" style:parent-style-name="Outlined">
      <style:text-properties fo:color="#355269" fo:hyphenate="false"/>
    </style:style>
    <style:style style:name="OutlinedGreen" style:display-name="Outlined Green" style:family="paragraph" style:parent-style-name="Outlined">
      <style:text-properties fo:color="#127622" fo:hyphenate="false"/>
    </style:style>
    <style:style style:name="OutlinedRed" style:display-name="Outlined Red" style:family="paragraph" style:parent-style-name="Outlined">
      <style:text-properties fo:color="#C9211E" fo:hyphenate="false"/>
    </style:style>
    <style:style style:name="OutlinedYellow" style:display-name="Outlined Yellow" style:family="paragraph" style:parent-style-name="Outlined">
      <style:text-properties fo:color="#B47804" fo:hyphenate="false"/>
    </style:style>
    <style:style style:name="Lines" style:display-name="Lines" style:family="paragraph" style:parent-style-name="Graphic">
      <style:text-properties style:font-name-asian="Liberation Sans" fo:hyphenate="false"/>
    </style:style>
    <style:style style:name="ArrowLine" style:display-name="Arrow Line" style:family="paragraph" style:parent-style-name="Lines">
      <style:text-properties fo:hyphenate="false"/>
    </style:style>
    <style:style style:name="DashedLine" style:display-name="Dashed Line" style:family="paragraph" style:parent-style-name="Lines">
      <style:text-properties fo:hyphenate="false"/>
    </style:style>
    <style:style style:name="DefaultLTGliederung1" style:display-name="Default~LT~Gliederung 1" style:family="paragraph">
      <style:paragraph-properties fo:margin-top="0.0736in"/>
      <style:text-properties style:font-name="Lucida Sans" style:font-name-asian="Tahoma" style:font-name-complex="Liberation Sans" style:use-window-font-color="true" fo:font-size="32pt" style:font-size-asian="32pt" fo:hyphenate="false"/>
    </style:style>
    <style:style style:name="DefaultLTGliederung2" style:display-name="Default~LT~Gliederung 2" style:family="paragraph" style:parent-style-name="DefaultLTGliederung1">
      <style:paragraph-properties fo:margin-top="0.1576in"/>
      <style:text-properties style:font-name-asian="Lucida Sans" style:font-name-complex="Lucida Sans" fo:font-size="28pt" style:font-size-asian="28pt" fo:hyphenate="false"/>
    </style:style>
    <style:style style:name="DefaultLTGliederung3" style:display-name="Default~LT~Gliederung 3" style:family="paragraph" style:parent-style-name="DefaultLTGliederung2">
      <style:paragraph-properties fo:margin-top="0.118in"/>
      <style:text-properties fo:font-size="24pt" style:font-size-asian="24pt" fo:hyphenate="false"/>
    </style:style>
    <style:style style:name="DefaultLTGliederung4" style:display-name="Default~LT~Gliederung 4" style:family="paragraph" style:parent-style-name="DefaultLTGliederung3">
      <style:paragraph-properties fo:margin-top="0.0784in"/>
      <style:text-properties fo:font-size="20pt" style:font-size-asian="20pt" fo:hyphenate="false"/>
    </style:style>
    <style:style style:name="DefaultLTGliederung5" style:display-name="Default~LT~Gliederung 5" style:family="paragraph" style:parent-style-name="DefaultLTGliederung4">
      <style:paragraph-properties fo:margin-top="0.0395in"/>
      <style:text-properties fo:hyphenate="false"/>
    </style:style>
    <style:style style:name="DefaultLTGliederung6" style:display-name="Default~LT~Gliederung 6" style:family="paragraph" style:parent-style-name="DefaultLTGliederung5">
      <style:text-properties fo:hyphenate="false"/>
    </style:style>
    <style:style style:name="DefaultLTGliederung7" style:display-name="Default~LT~Gliederung 7" style:family="paragraph" style:parent-style-name="DefaultLTGliederung6">
      <style:text-properties fo:hyphenate="false"/>
    </style:style>
    <style:style style:name="DefaultLTGliederung8" style:display-name="Default~LT~Gliederung 8" style:family="paragraph" style:parent-style-name="DefaultLTGliederung7">
      <style:text-properties fo:hyphenate="false"/>
    </style:style>
    <style:style style:name="DefaultLTGliederung9" style:display-name="Default~LT~Gliederung 9" style:family="paragraph" style:parent-style-name="DefaultLTGliederung8">
      <style:text-properties fo:hyphenate="false"/>
    </style:style>
    <style:style style:name="DefaultLTTitel" style:display-name="Default~LT~Titel" style:family="paragraph">
      <style:paragraph-properties fo:text-align="center"/>
      <style:text-properties style:font-name="Lucida Sans" style:font-name-asian="Tahoma" style:font-name-complex="Liberation Sans" style:use-window-font-color="true" fo:font-size="44pt" style:font-size-asian="44pt" fo:hyphenate="false"/>
    </style:style>
    <style:style style:name="DefaultLTUntertitel" style:display-name="Default~LT~Untertitel" style:family="paragraph">
      <style:paragraph-properties fo:text-align="center"/>
      <style:text-properties style:font-name="Lucida Sans" style:font-name-asian="Tahoma" style:font-name-complex="Liberation Sans" style:use-window-font-color="true" fo:font-size="32pt" style:font-size-asian="32pt" fo:hyphenate="false"/>
    </style:style>
    <style:style style:name="DefaultLTNotizen" style:display-name="Default~LT~Notizen" style:family="paragraph">
      <style:paragraph-properties fo:margin-left="0.2361in" fo:text-indent="-0.2361in">
        <style:tab-stops/>
      </style:paragraph-properties>
      <style:text-properties style:font-name="Lucida Sans" style:font-name-asian="Tahoma" style:font-name-complex="Liberation Sans" style:use-window-font-color="true" fo:font-size="20pt" style:font-size-asian="20pt" fo:hyphenate="false"/>
    </style:style>
    <style:style style:name="DefaultLTHintergrundobjekte" style:display-name="Default~LT~Hintergrundobjekte" style:family="paragraph">
      <style:text-properties style:font-name-asian="Tahoma" style:font-name-complex="Liberation Sans" fo:hyphenate="false"/>
    </style:style>
    <style:style style:name="DefaultLTHintergrund" style:display-name="Default~LT~Hintergrund" style:family="paragraph">
      <style:text-properties style:font-name-asian="Tahoma" style:font-name-complex="Liberation Sans" fo:hyphenate="false"/>
    </style:style>
    <style:style style:name="default" style:display-name="default" style:family="paragraph">
      <style:paragraph-properties style:line-height-at-least="0.1388in"/>
      <style:text-properties style:font-name="Lucida Sans" style:font-name-asian="Tahoma" style:font-name-complex="Liberation Sans" style:use-window-font-color="true" fo:font-size="18pt" style:font-size-asian="18pt" fo:hyphenate="false"/>
    </style:style>
    <style:style style:name="bg-none" style:display-name="bg-none" style:family="paragraph" style:parent-style-name="default">
      <style:text-properties style:font-name-asian="Lucida Sans" style:font-name-complex="Lucida Sans" fo:hyphenate="false"/>
    </style:style>
    <style:style style:name="gray" style:display-name="gray" style:family="paragraph" style:parent-style-name="default">
      <style:text-properties style:font-name-asian="Lucida Sans" style:font-name-complex="Lucida Sans" fo:hyphenate="false"/>
    </style:style>
    <style:style style:name="dark-gray" style:display-name="dark-gray" style:family="paragraph" style:parent-style-name="default">
      <style:text-properties style:font-name-asian="Lucida Sans" style:font-name-complex="Lucida Sans" fo:hyphenate="false"/>
    </style:style>
    <style:style style:name="black" style:display-name="black" style:family="paragraph" style:parent-style-name="default">
      <style:text-properties style:font-name-asian="Lucida Sans" style:font-name-complex="Lucida Sans" fo:color="#FFFFFF" fo:hyphenate="false"/>
    </style:style>
    <style:style style:name="black-with-border" style:display-name="black-with-border" style:family="paragraph" style:parent-style-name="default">
      <style:text-properties style:font-name-asian="Lucida Sans" style:font-name-complex="Lucida Sans" fo:color="#FFFFFF" fo:hyphenate="false"/>
    </style:style>
    <style:style style:name="gray-with-border" style:display-name="gray-with-border" style:family="paragraph" style:parent-style-name="default">
      <style:text-properties style:font-name-asian="Lucida Sans" style:font-name-complex="Lucida Sans" fo:hyphenate="false"/>
    </style:style>
    <style:style style:name="white" style:display-name="white" style:family="paragraph" style:parent-style-name="default">
      <style:text-properties style:font-name-asian="Lucida Sans" style:font-name-complex="Lucida Sans" fo:hyphenate="false"/>
    </style:style>
    <style:style style:name="white-with-border" style:display-name="white-with-border" style:family="paragraph" style:parent-style-name="default">
      <style:text-properties style:font-name-asian="Lucida Sans" style:font-name-complex="Lucida Sans" fo:hyphenate="false"/>
    </style:style>
    <style:style style:name="blue-title" style:display-name="blue-title" style:family="paragraph" style:parent-style-name="default">
      <style:text-properties style:font-name-asian="Lucida Sans" style:font-name-complex="Lucida Sans" fo:color="#FFFFFF" fo:hyphenate="false"/>
    </style:style>
    <style:style style:name="blue-title-with-border" style:display-name="blue-title-with-border" style:family="paragraph" style:parent-style-name="default">
      <style:text-properties style:font-name-asian="Lucida Sans" style:font-name-complex="Lucida Sans" fo:color="#FFFFFF" fo:hyphenate="false"/>
    </style:style>
    <style:style style:name="blue-banded" style:display-name="blue-banded" style:family="paragraph" style:parent-style-name="default">
      <style:text-properties style:font-name-asian="Lucida Sans" style:font-name-complex="Lucida Sans" fo:hyphenate="false"/>
    </style:style>
    <style:style style:name="blue-normal" style:display-name="blue-normal" style:family="paragraph" style:parent-style-name="default">
      <style:text-properties style:font-name-asian="Lucida Sans" style:font-name-complex="Lucida Sans" fo:hyphenate="false"/>
    </style:style>
    <style:style style:name="orange-title" style:display-name="orange-title" style:family="paragraph" style:parent-style-name="default">
      <style:text-properties style:font-name-asian="Lucida Sans" style:font-name-complex="Lucida Sans" fo:color="#FFFFFF" fo:hyphenate="false"/>
    </style:style>
    <style:style style:name="orange-title-with-border" style:display-name="orange-title-with-border" style:family="paragraph" style:parent-style-name="default">
      <style:text-properties style:font-name-asian="Lucida Sans" style:font-name-complex="Lucida Sans" fo:color="#FFFFFF" fo:hyphenate="false"/>
    </style:style>
    <style:style style:name="orange-banded" style:display-name="orange-banded" style:family="paragraph" style:parent-style-name="default">
      <style:text-properties style:font-name-asian="Lucida Sans" style:font-name-complex="Lucida Sans" fo:hyphenate="false"/>
    </style:style>
    <style:style style:name="orange-normal" style:display-name="orange-normal" style:family="paragraph" style:parent-style-name="default">
      <style:text-properties style:font-name-asian="Lucida Sans" style:font-name-complex="Lucida Sans" fo:hyphenate="false"/>
    </style:style>
    <style:style style:name="teal-title" style:display-name="teal-title" style:family="paragraph" style:parent-style-name="default">
      <style:text-properties style:font-name-asian="Lucida Sans" style:font-name-complex="Lucida Sans" fo:color="#FFFFFF" fo:hyphenate="false"/>
    </style:style>
    <style:style style:name="teal-title-with-border" style:display-name="teal-title-with-border" style:family="paragraph" style:parent-style-name="default">
      <style:text-properties style:font-name-asian="Lucida Sans" style:font-name-complex="Lucida Sans" fo:color="#FFFFFF" fo:hyphenate="false"/>
    </style:style>
    <style:style style:name="teal-banded" style:display-name="teal-banded" style:family="paragraph" style:parent-style-name="default">
      <style:text-properties style:font-name-asian="Lucida Sans" style:font-name-complex="Lucida Sans" fo:hyphenate="false"/>
    </style:style>
    <style:style style:name="teal-normal" style:display-name="teal-normal" style:family="paragraph" style:parent-style-name="default">
      <style:text-properties style:font-name-asian="Lucida Sans" style:font-name-complex="Lucida Sans" fo:hyphenate="false"/>
    </style:style>
    <style:style style:name="magenta-title" style:display-name="magenta-title" style:family="paragraph" style:parent-style-name="default">
      <style:text-properties style:font-name-asian="Lucida Sans" style:font-name-complex="Lucida Sans" fo:color="#FFFFFF" fo:hyphenate="false"/>
    </style:style>
    <style:style style:name="magenta-title-with-border" style:display-name="magenta-title-with-border" style:family="paragraph" style:parent-style-name="default">
      <style:text-properties style:font-name-asian="Lucida Sans" style:font-name-complex="Lucida Sans" fo:color="#FFFFFF" fo:hyphenate="false"/>
    </style:style>
    <style:style style:name="magenta-banded" style:display-name="magenta-banded" style:family="paragraph" style:parent-style-name="default">
      <style:text-properties style:font-name-asian="Lucida Sans" style:font-name-complex="Lucida Sans" fo:hyphenate="false"/>
    </style:style>
    <style:style style:name="magenta-normal" style:display-name="magenta-normal" style:family="paragraph" style:parent-style-name="default">
      <style:text-properties style:font-name-asian="Lucida Sans" style:font-name-complex="Lucida Sans" fo:hyphenate="false"/>
    </style:style>
    <style:style style:name="Backgroundobjects" style:display-name="Background objects" style:family="paragraph">
      <style:text-properties style:font-name-asian="Tahoma" style:font-name-complex="Liberation Sans" fo:hyphenate="false"/>
    </style:style>
    <style:style style:name="Background" style:display-name="Background" style:family="paragraph">
      <style:text-properties style:font-name-asian="Tahoma" style:font-name-complex="Liberation Sans" fo:hyphenate="false"/>
    </style:style>
    <style:style style:name="Notes" style:display-name="Notes" style:family="paragraph">
      <style:paragraph-properties fo:margin-left="0.2361in" fo:text-indent="-0.2361in">
        <style:tab-stops/>
      </style:paragraph-properties>
      <style:text-properties style:font-name="Lucida Sans" style:font-name-asian="Tahoma" style:font-name-complex="Liberation Sans" style:use-window-font-color="true" fo:font-size="20pt" style:font-size-asian="20pt" fo:hyphenate="false"/>
    </style:style>
    <style:style style:name="Outline1" style:display-name="Outline 1" style:family="paragraph">
      <style:paragraph-properties fo:margin-top="0.0736in"/>
      <style:text-properties style:font-name="Lucida Sans" style:font-name-asian="Tahoma" style:font-name-complex="Liberation Sans" style:use-window-font-color="true" fo:font-size="32pt" style:font-size-asian="32pt" fo:hyphenate="false"/>
    </style:style>
    <style:style style:name="Outline2" style:display-name="Outline 2" style:family="paragraph" style:parent-style-name="Outline1">
      <style:paragraph-properties fo:margin-top="0.1576in"/>
      <style:text-properties style:font-name-asian="Lucida Sans" style:font-name-complex="Lucida Sans" fo:font-size="28pt" style:font-size-asian="28pt" fo:hyphenate="false"/>
    </style:style>
    <style:style style:name="Outline3" style:display-name="Outline 3" style:family="paragraph" style:parent-style-name="Outline2">
      <style:paragraph-properties fo:margin-top="0.118in"/>
      <style:text-properties fo:font-size="24pt" style:font-size-asian="24pt" fo:hyphenate="false"/>
    </style:style>
    <style:style style:name="Outline4" style:display-name="Outline 4" style:family="paragraph" style:parent-style-name="Outline3">
      <style:paragraph-properties fo:margin-top="0.0784in"/>
      <style:text-properties fo:font-size="20pt" style:font-size-asian="20pt" fo:hyphenate="false"/>
    </style:style>
    <style:style style:name="Outline5" style:display-name="Outline 5" style:family="paragraph" style:parent-style-name="Outline4">
      <style:paragraph-properties fo:margin-top="0.0395in"/>
      <style:text-properties fo:hyphenate="false"/>
    </style:style>
    <style:style style:name="Outline6" style:display-name="Outline 6" style:family="paragraph" style:parent-style-name="Outline5">
      <style:text-properties fo:hyphenate="false"/>
    </style:style>
    <style:style style:name="Outline7" style:display-name="Outline 7" style:family="paragraph" style:parent-style-name="Outline6">
      <style:text-properties fo:hyphenate="false"/>
    </style:style>
    <style:style style:name="Outline8" style:display-name="Outline 8" style:family="paragraph" style:parent-style-name="Outline7">
      <style:text-properties fo:hyphenate="false"/>
    </style:style>
    <style:style style:name="Outline9" style:display-name="Outline 9" style:family="paragraph" style:parent-style-name="Outline8">
      <style:text-properties fo:hyphenate="false"/>
    </style:style>
    <style:style style:name="objectwitharrow" style:display-name="objectwitharrow" style:family="paragraph" style:parent-style-name="DefaultDrawingStyle">
      <style:text-properties style:font-name-asian="Lucida Sans" style:font-name-complex="Lucida Sans" fo:hyphenate="false"/>
    </style:style>
    <style:style style:name="objectwithshadow" style:display-name="objectwithshadow" style:family="paragraph" style:parent-style-name="DefaultDrawingStyle">
      <style:text-properties style:font-name-asian="Lucida Sans" style:font-name-complex="Lucida Sans" fo:hyphenate="false"/>
    </style:style>
    <style:style style:name="text" style:display-name="text" style:family="paragraph" style:parent-style-name="DefaultDrawingStyle">
      <style:text-properties style:font-name-asian="Lucida Sans" style:font-name-complex="Lucida Sans" fo:hyphenate="false"/>
    </style:style>
    <style:style style:name="textbody0" style:display-name="textbody" style:family="paragraph" style:parent-style-name="DefaultDrawingStyle">
      <style:text-properties style:font-name-asian="Lucida Sans" style:font-name-complex="Lucida Sans" fo:hyphenate="false"/>
    </style:style>
    <style:style style:name="textbodyjustfied" style:display-name="textbodyjustfied" style:family="paragraph" style:parent-style-name="DefaultDrawingStyle">
      <style:text-properties style:font-name-asian="Lucida Sans" style:font-name-complex="Lucida Sans" fo:hyphenate="false"/>
    </style:style>
    <style:style style:name="textbodyindent" style:display-name="textbodyindent" style:family="paragraph" style:parent-style-name="DefaultDrawingStyle">
      <style:paragraph-properties fo:text-indent="0.2361in"/>
      <style:text-properties style:font-name-asian="Lucida Sans" style:font-name-complex="Lucida Sans"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itle1" style:display-name="title1" style:family="paragraph" style:parent-style-name="DefaultDrawingStyle">
      <style:paragraph-properties fo:text-align="center"/>
      <style:text-properties style:font-name-asian="Lucida Sans" style:font-name-complex="Lucida Sans" fo:hyphenate="false"/>
    </style:style>
    <style:style style:name="title2" style:display-name="title2" style:family="paragraph" style:parent-style-name="DefaultDrawingStyle">
      <style:paragraph-properties fo:text-align="center" fo:margin-top="0.0395in" fo:margin-bottom="0.0395in" fo:margin-right="0.0784in"/>
      <style:text-properties style:font-name-asian="Lucida Sans" style:font-name-complex="Lucida Sans" fo:hyphenate="false"/>
    </style:style>
    <style:style style:name="headline" style:display-name="headline" style:family="paragraph" style:parent-style-name="DefaultDrawingStyle">
      <style:paragraph-properties fo:margin-top="0.1652in" fo:margin-bottom="0.0826in"/>
      <style:text-properties style:font-name-asian="Lucida Sans" style:font-name-complex="Lucida Sans" fo:hyphenate="false"/>
    </style:style>
    <style:style style:name="headline1" style:display-name="headline1" style:family="paragraph" style:parent-style-name="DefaultDrawingStyle">
      <style:paragraph-properties fo:margin-top="0.1652in" fo:margin-bottom="0.0826in"/>
      <style:text-properties style:font-name-asian="Lucida Sans" style:font-name-complex="Lucida Sans" fo:hyphenate="false"/>
    </style:style>
    <style:style style:name="headline2" style:display-name="headline2" style:family="paragraph" style:parent-style-name="DefaultDrawingStyle">
      <style:paragraph-properties fo:margin-top="0.1652in" fo:margin-bottom="0.0826in"/>
      <style:text-properties style:font-name-asian="Lucida Sans" style:font-name-complex="Lucida Sans" fo:hyphenate="false"/>
    </style:style>
    <style:style style:name="measure" style:display-name="measure" style:family="paragraph" style:parent-style-name="DefaultDrawingStyle">
      <style:text-properties style:font-name-asian="Lucida Sans" style:font-name-complex="Lucida Sans" fo:hyphenate="false"/>
    </style:style>
    <style:style style:name="InternetLink" style:display-name="Internet Link" style:family="paragraph">
      <style:text-properties style:font-name-asian="Tahoma" style:font-name-complex="Liberation Sans" fo:color="#000080" style:text-underline-type="single" style:text-underline-style="solid" style:text-underline-width="auto" style:text-underline-mode="continuous" fo:hyphenate="false"/>
    </style:style>
    <style:style style:name="Default_1" style:display-name="Default_1" style:family="paragraph">
      <style:paragraph-properties style:line-height-at-least="0.1388in"/>
      <style:text-properties style:font-name="Lucida Sans" style:font-name-asian="Tahoma" style:font-name-complex="Liberation Sans" style:use-window-font-color="true" fo:font-size="18pt" style:font-size-asian="18pt" fo:hyphenate="false"/>
    </style:style>
    <style:style style:name="Default_2" style:display-name="Default_2" style:family="paragraph">
      <style:paragraph-properties style:line-height-at-least="0.1388in"/>
      <style:text-properties style:font-name="Lucida Sans" style:font-name-asian="Tahoma" style:font-name-complex="Liberation Sans" style:use-window-font-color="true" fo:font-size="18pt" style:font-size-asian="18pt" fo:hyphenate="false"/>
    </style:style>
    <style:style style:name="Default_1_1" style:display-name="Default_1_1" style:family="paragraph">
      <style:paragraph-properties style:line-height-at-least="0.1388in"/>
      <style:text-properties style:font-name="Lucida Sans" style:font-name-asian="Tahoma" style:font-name-complex="Liberation Sans" style:use-window-font-color="true" fo:font-size="18pt" style:font-size-asian="18pt" fo:hyphenate="false"/>
    </style:style>
    <style:style style:name="Default_3" style:display-name="Default_3" style:family="paragraph">
      <style:paragraph-properties style:line-height-at-least="0.1388in"/>
      <style:text-properties style:font-name="Lucida Sans" style:font-name-asian="Tahoma" style:font-name-complex="Liberation Sans" style:use-window-font-color="true" fo:font-size="18pt" style:font-size-asian="18pt" fo:hyphenate="false"/>
    </style:style>
    <style:style style:name="Default_4" style:display-name="Default_4" style:family="paragraph">
      <style:paragraph-properties style:line-height-at-least="0.1388in"/>
      <style:text-properties style:font-name="Lucida Sans" style:font-name-asian="Tahoma" style:font-name-complex="Liberation Sans" style:use-window-font-color="true" fo:font-size="18pt" style:font-size-asian="18pt" fo:hyphenate="false"/>
    </style:style>
    <style:style style:name="Default_5" style:display-name="Default_5" style:family="paragraph">
      <style:paragraph-properties style:line-height-at-least="0.1388in"/>
      <style:text-properties style:font-name="Mangal" style:font-name-asian="Tahoma" style:font-name-complex="Liberation Sans" style:use-window-font-color="true" fo:font-size="18pt" style:font-size-asian="18pt" fo:hyphenate="false"/>
    </style:style>
    <style:style style:name="Objectwithoutfill_1" style:display-name="Object without fill_1" style:family="paragraph" style:parent-style-name="Default_5">
      <style:text-properties style:font-name-asian="Mangal" style:font-name-complex="Mangal" fo:hyphenate="false"/>
    </style:style>
    <style:style style:name="tjh2023LTGliederung1" style:display-name="tjh20–23~LT~Gliederung 1" style:family="paragraph">
      <style:paragraph-properties fo:margin-top="0.1965in"/>
      <style:text-properties style:font-name="Arial" style:font-name-asian="Tahoma" style:font-name-complex="Liberation Sans" style:use-window-font-color="true" fo:font-size="32pt" style:font-size-asian="32pt" fo:hyphenate="false"/>
    </style:style>
    <style:style style:name="tjh2023LTGliederung2" style:display-name="tjh20–23~LT~Gliederung 2" style:family="paragraph" style:parent-style-name="tjh2023LTGliederung1">
      <style:paragraph-properties fo:margin-top="0.1576in"/>
      <style:text-properties style:font-name-asian="Arial" style:font-name-complex="Arial" fo:font-size="28pt" style:font-size-asian="28pt" fo:hyphenate="false"/>
    </style:style>
    <style:style style:name="tjh2023LTGliederung3" style:display-name="tjh20–23~LT~Gliederung 3" style:family="paragraph" style:parent-style-name="tjh2023LTGliederung2">
      <style:paragraph-properties fo:margin-top="0.118in"/>
      <style:text-properties fo:font-size="24pt" style:font-size-asian="24pt" fo:hyphenate="false"/>
    </style:style>
    <style:style style:name="tjh2023LTGliederung4" style:display-name="tjh20–23~LT~Gliederung 4" style:family="paragraph" style:parent-style-name="tjh2023LTGliederung3">
      <style:paragraph-properties fo:margin-top="0.0784in"/>
      <style:text-properties fo:font-size="20pt" style:font-size-asian="20pt" fo:hyphenate="false"/>
    </style:style>
    <style:style style:name="tjh2023LTGliederung5" style:display-name="tjh20–23~LT~Gliederung 5" style:family="paragraph" style:parent-style-name="tjh2023LTGliederung4">
      <style:paragraph-properties fo:margin-top="0.0395in"/>
      <style:text-properties fo:hyphenate="false"/>
    </style:style>
    <style:style style:name="tjh2023LTGliederung6" style:display-name="tjh20–23~LT~Gliederung 6" style:family="paragraph" style:parent-style-name="tjh2023LTGliederung5">
      <style:text-properties fo:hyphenate="false"/>
    </style:style>
    <style:style style:name="tjh2023LTGliederung7" style:display-name="tjh20–23~LT~Gliederung 7" style:family="paragraph" style:parent-style-name="tjh2023LTGliederung6">
      <style:text-properties fo:hyphenate="false"/>
    </style:style>
    <style:style style:name="tjh2023LTGliederung8" style:display-name="tjh20–23~LT~Gliederung 8" style:family="paragraph" style:parent-style-name="tjh2023LTGliederung7">
      <style:text-properties fo:hyphenate="false"/>
    </style:style>
    <style:style style:name="tjh2023LTGliederung9" style:display-name="tjh20–23~LT~Gliederung 9" style:family="paragraph" style:parent-style-name="tjh2023LTGliederung8">
      <style:text-properties fo:hyphenate="false"/>
    </style:style>
    <style:style style:name="tjh2023LTTitel" style:display-name="tjh20–23~LT~Titel" style:family="paragraph">
      <style:paragraph-properties fo:text-align="center"/>
      <style:text-properties style:font-name="Arial" style:font-name-asian="Tahoma" style:font-name-complex="Liberation Sans" fo:color="#DDDDDD" fo:font-size="44pt" style:font-size-asian="44pt" fo:hyphenate="false"/>
    </style:style>
    <style:style style:name="tjh2023LTUntertitel" style:display-name="tjh20–23~LT~Untertitel" style:family="paragraph">
      <style:paragraph-properties fo:text-align="center"/>
      <style:text-properties style:font-name="Arial" style:font-name-asian="Tahoma" style:font-name-complex="Liberation Sans" style:use-window-font-color="true" fo:font-size="32pt" style:font-size-asian="32pt" fo:hyphenate="false"/>
    </style:style>
    <style:style style:name="tjh2023LTNotizen" style:display-name="tjh20–23~LT~Notizen" style:family="paragraph">
      <style:paragraph-properties fo:margin-left="0.2361in" fo:text-indent="-0.2361in">
        <style:tab-stops/>
      </style:paragraph-properties>
      <style:text-properties style:font-name="Arial" style:font-name-asian="Tahoma" style:font-name-complex="Liberation Sans" style:use-window-font-color="true" fo:font-size="28pt" style:font-size-asian="28pt" fo:hyphenate="false"/>
    </style:style>
    <style:style style:name="tjh2023LTHintergrundobjekte" style:display-name="tjh20–23~LT~Hintergrundobjekte" style:family="paragraph">
      <style:text-properties style:font-name-asian="Tahoma" style:font-name-complex="Liberation Sans" fo:hyphenate="false"/>
    </style:style>
    <style:style style:name="tjh2023LTHintergrund" style:display-name="tjh20–23~LT~Hintergrund" style:family="paragraph">
      <style:text-properties style:font-name-asian="Tahoma" style:font-name-complex="Liberation Sans" fo:hyphenate="false"/>
    </style:style>
    <style:style style:name="tjh2023_white_bgLTGliederung1" style:display-name="tjh20–23_white_bg~LT~Gliederung 1" style:family="paragraph">
      <style:paragraph-properties fo:margin-top="0.1965in"/>
      <style:text-properties style:font-name="Lucida Sans" style:font-name-asian="Tahoma" style:font-name-complex="Liberation Sans" style:use-window-font-color="true" fo:font-size="32pt" style:font-size-asian="32pt" fo:hyphenate="false"/>
    </style:style>
    <style:style style:name="tjh2023_white_bgLTGliederung2" style:display-name="tjh20–23_white_bg~LT~Gliederung 2" style:family="paragraph" style:parent-style-name="tjh2023_white_bgLTGliederung1">
      <style:paragraph-properties fo:margin-top="0.1576in"/>
      <style:text-properties style:font-name-asian="Lucida Sans" style:font-name-complex="Lucida Sans" fo:font-size="28pt" style:font-size-asian="28pt" fo:hyphenate="false"/>
    </style:style>
    <style:style style:name="tjh2023_white_bgLTGliederung3" style:display-name="tjh20–23_white_bg~LT~Gliederung 3" style:family="paragraph" style:parent-style-name="tjh2023_white_bgLTGliederung2">
      <style:paragraph-properties fo:margin-top="0.118in"/>
      <style:text-properties fo:font-size="24pt" style:font-size-asian="24pt" fo:hyphenate="false"/>
    </style:style>
    <style:style style:name="tjh2023_white_bgLTGliederung4" style:display-name="tjh20–23_white_bg~LT~Gliederung 4" style:family="paragraph" style:parent-style-name="tjh2023_white_bgLTGliederung3">
      <style:paragraph-properties fo:margin-top="0.0784in"/>
      <style:text-properties fo:font-size="20pt" style:font-size-asian="20pt" fo:hyphenate="false"/>
    </style:style>
    <style:style style:name="tjh2023_white_bgLTGliederung5" style:display-name="tjh20–23_white_bg~LT~Gliederung 5" style:family="paragraph" style:parent-style-name="tjh2023_white_bgLTGliederung4">
      <style:paragraph-properties fo:margin-top="0.0395in"/>
      <style:text-properties fo:hyphenate="false"/>
    </style:style>
    <style:style style:name="tjh2023_white_bgLTGliederung6" style:display-name="tjh20–23_white_bg~LT~Gliederung 6" style:family="paragraph" style:parent-style-name="tjh2023_white_bgLTGliederung5">
      <style:text-properties fo:hyphenate="false"/>
    </style:style>
    <style:style style:name="tjh2023_white_bgLTGliederung7" style:display-name="tjh20–23_white_bg~LT~Gliederung 7" style:family="paragraph" style:parent-style-name="tjh2023_white_bgLTGliederung6">
      <style:text-properties fo:hyphenate="false"/>
    </style:style>
    <style:style style:name="tjh2023_white_bgLTGliederung8" style:display-name="tjh20–23_white_bg~LT~Gliederung 8" style:family="paragraph" style:parent-style-name="tjh2023_white_bgLTGliederung7">
      <style:text-properties fo:hyphenate="false"/>
    </style:style>
    <style:style style:name="tjh2023_white_bgLTGliederung9" style:display-name="tjh20–23_white_bg~LT~Gliederung 9" style:family="paragraph" style:parent-style-name="tjh2023_white_bgLTGliederung8">
      <style:text-properties fo:hyphenate="false"/>
    </style:style>
    <style:style style:name="tjh2023_white_bgLTTitel" style:display-name="tjh20–23_white_bg~LT~Titel" style:family="paragraph">
      <style:paragraph-properties fo:text-align="center"/>
      <style:text-properties style:font-name="Lucida Sans" style:font-name-asian="Tahoma" style:font-name-complex="Liberation Sans" fo:color="#F5F5F5" fo:font-size="44pt" style:font-size-asian="44pt" fo:hyphenate="false"/>
    </style:style>
    <style:style style:name="tjh2023_white_bgLTUntertitel" style:display-name="tjh20–23_white_bg~LT~Untertitel" style:family="paragraph">
      <style:paragraph-properties fo:text-align="center"/>
      <style:text-properties style:font-name="Lucida Sans" style:font-name-asian="Tahoma" style:font-name-complex="Liberation Sans" style:use-window-font-color="true" fo:font-size="32pt" style:font-size-asian="32pt" fo:hyphenate="false"/>
    </style:style>
    <style:style style:name="tjh2023_white_bgLTNotizen" style:display-name="tjh20–23_white_bg~LT~Notizen" style:family="paragraph">
      <style:paragraph-properties fo:margin-left="0.2361in" fo:text-indent="-0.2361in">
        <style:tab-stops/>
      </style:paragraph-properties>
      <style:text-properties style:font-name="Lucida Sans" style:font-name-asian="Tahoma" style:font-name-complex="Liberation Sans" style:use-window-font-color="true" fo:font-size="20pt" style:font-size-asian="20pt" fo:hyphenate="false"/>
    </style:style>
    <style:style style:name="tjh2023_white_bgLTHintergrundobjekte" style:display-name="tjh20–23_white_bg~LT~Hintergrundobjekte" style:family="paragraph">
      <style:text-properties style:font-name-asian="Tahoma" style:font-name-complex="Liberation Sans" fo:hyphenate="false"/>
    </style:style>
    <style:style style:name="tjh2023_white_bgLTHintergrund" style:display-name="tjh20–23_white_bg~LT~Hintergrund" style:family="paragraph">
      <style:text-properties style:font-name-asian="Tahoma" style:font-name-complex="Liberation Sans" fo:hyphenate="false"/>
    </style:style>
    <style:style style:name="Default1LTGliederung1" style:display-name="Default1~LT~Gliederung 1" style:family="paragraph">
      <style:paragraph-properties fo:margin-top="0.1965in"/>
      <style:text-properties style:font-name="Lucida Sans" style:font-name-asian="Tahoma" style:font-name-complex="Liberation Sans" style:use-window-font-color="true" fo:font-size="32pt" style:font-size-asian="32pt" fo:hyphenate="false"/>
    </style:style>
    <style:style style:name="Default1LTGliederung2" style:display-name="Default1~LT~Gliederung 2" style:family="paragraph" style:parent-style-name="Default1LTGliederung1">
      <style:paragraph-properties fo:margin-top="0.1576in"/>
      <style:text-properties style:font-name-asian="Lucida Sans" style:font-name-complex="Lucida Sans" fo:font-size="28pt" style:font-size-asian="28pt" fo:hyphenate="false"/>
    </style:style>
    <style:style style:name="Default1LTGliederung3" style:display-name="Default1~LT~Gliederung 3" style:family="paragraph" style:parent-style-name="Default1LTGliederung2">
      <style:paragraph-properties fo:margin-top="0.118in"/>
      <style:text-properties fo:font-size="24pt" style:font-size-asian="24pt" fo:hyphenate="false"/>
    </style:style>
    <style:style style:name="Default1LTGliederung4" style:display-name="Default1~LT~Gliederung 4" style:family="paragraph" style:parent-style-name="Default1LTGliederung3">
      <style:paragraph-properties fo:margin-top="0.0784in"/>
      <style:text-properties fo:font-size="20pt" style:font-size-asian="20pt" fo:hyphenate="false"/>
    </style:style>
    <style:style style:name="Default1LTGliederung5" style:display-name="Default1~LT~Gliederung 5" style:family="paragraph" style:parent-style-name="Default1LTGliederung4">
      <style:paragraph-properties fo:margin-top="0.0395in"/>
      <style:text-properties fo:hyphenate="false"/>
    </style:style>
    <style:style style:name="Default1LTGliederung6" style:display-name="Default1~LT~Gliederung 6" style:family="paragraph" style:parent-style-name="Default1LTGliederung5">
      <style:text-properties fo:hyphenate="false"/>
    </style:style>
    <style:style style:name="Default1LTGliederung7" style:display-name="Default1~LT~Gliederung 7" style:family="paragraph" style:parent-style-name="Default1LTGliederung6">
      <style:text-properties fo:hyphenate="false"/>
    </style:style>
    <style:style style:name="Default1LTGliederung8" style:display-name="Default1~LT~Gliederung 8" style:family="paragraph" style:parent-style-name="Default1LTGliederung7">
      <style:text-properties fo:hyphenate="false"/>
    </style:style>
    <style:style style:name="Default1LTGliederung9" style:display-name="Default1~LT~Gliederung 9" style:family="paragraph" style:parent-style-name="Default1LTGliederung8">
      <style:text-properties fo:hyphenate="false"/>
    </style:style>
    <style:style style:name="Default1LTTitel" style:display-name="Default1~LT~Titel" style:family="paragraph">
      <style:paragraph-properties fo:text-align="center"/>
      <style:text-properties style:font-name="Lucida Sans" style:font-name-asian="Tahoma" style:font-name-complex="Liberation Sans" style:use-window-font-color="true" fo:font-size="44pt" style:font-size-asian="44pt" fo:hyphenate="false"/>
    </style:style>
    <style:style style:name="Default1LTUntertitel" style:display-name="Default1~LT~Untertitel" style:family="paragraph">
      <style:paragraph-properties fo:text-align="center"/>
      <style:text-properties style:font-name="Lucida Sans" style:font-name-asian="Tahoma" style:font-name-complex="Liberation Sans" style:use-window-font-color="true" fo:font-size="32pt" style:font-size-asian="32pt" fo:hyphenate="false"/>
    </style:style>
    <style:style style:name="Default1LTNotizen" style:display-name="Default1~LT~Notizen" style:family="paragraph">
      <style:paragraph-properties fo:margin-left="0.2361in" fo:text-indent="-0.2361in">
        <style:tab-stops/>
      </style:paragraph-properties>
      <style:text-properties style:font-name="Lucida Sans" style:font-name-asian="Tahoma" style:font-name-complex="Liberation Sans" style:use-window-font-color="true" fo:font-size="26pt" style:font-size-asian="26pt" fo:hyphenate="false"/>
    </style:style>
    <style:style style:name="Default1LTHintergrundobjekte" style:display-name="Default1~LT~Hintergrundobjekte" style:family="paragraph">
      <style:text-properties style:font-name-asian="Tahoma" style:font-name-complex="Liberation Sans" fo:hyphenate="false"/>
    </style:style>
    <style:style style:name="Default1LTHintergrund" style:display-name="Default1~LT~Hintergrund" style:family="paragraph">
      <style:text-properties style:font-name-asian="Tahoma" style:font-name-complex="Liberation Sans" fo:hyphenate="false"/>
    </style:style>
    <style:style style:name="Footnote" style:display-name="Footnote" style:family="paragraph" style:parent-style-name="Standard">
      <style:paragraph-properties text:number-lines="false" fo:margin-left="0.2361in" fo:text-indent="-0.2361in">
        <style:tab-stops/>
      </style:paragraph-properties>
      <style:text-properties fo:font-size="10pt" style:font-size-asian="10pt" style:font-size-complex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0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Prashantha Kumanayake</dc:creator>
    <meta:creation-date>2025-09-09T16:28:00Z</meta:creation-date>
    <dc:date>2025-09-10T20:35:00Z</dc:date>
    <meta:template xlink:href="Normal.dotm" xlink:type="simple"/>
    <meta:editing-cycles>59</meta:editing-cycles>
    <meta:editing-duration>PT42960S</meta:editing-duration>
    <meta:document-statistic meta:page-count="2" meta:paragraph-count="7" meta:word-count="561" meta:character-count="3756" meta:row-count="26" meta:non-whitespace-character-count="3202"/>
  </office:meta>
</office:document-meta>
</file>